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02.51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623.99pt"/>
    </style:style>
    <style:style style:name="ro1" style:family="table-row">
      <style:table-row-properties style:row-height="25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4" office:value-type="string" calcext:value-type="string">
            <text:p>Qualidade (%)</text:p>
          </table:table-cell>
          <table:table-cell table:style-name="ce4" office:value-type="string" calcext:value-type="string">
            <text:p>Tempo (ms)</text:p>
          </table:table-cell>
          <table:table-cell table:style-name="ce4" office:value-type="string" calcext:value-type="string">
            <text:p>Calls</text:p>
          </table:table-cell>
          <table:table-cell table:style-name="ce11" office:value-type="string" calcext:value-type="string">
            <text:p>Solução</text:p>
          </table:table-cell>
          <table:table-cell table:style-name="ce14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analcatdata_authorship.arff</text:p>
          </table:table-cell>
          <table:table-cell table:style-name="ce5" office:value-type="percentage" office:value="0.997621" calcext:value-type="percentage">
            <text:p>99.76%</text:p>
          </table:table-cell>
          <table:table-cell table:style-name="ce9" office:value-type="float" office:value="22842" calcext:value-type="float">
            <text:p>22842</text:p>
          </table:table-cell>
          <table:table-cell table:style-name="ce9" office:value-type="float" office:value="160" calcext:value-type="float">
            <text:p>160</text:p>
          </table:table-cell>
          <table:table-cell table:style-name="ce12" office:value-type="string" calcext:value-type="string">
            <text:p>[0,1,1,1,1,1,1,1,1,1,0,0,1,0,1,0,1,0,1,0,0,1,0,1,1,1,0,1,1,0,1,1,1,0,1,0,0,1,1,1,1,1,0,0,1,1,0,0,0,0,1,1,1,1,1,1,1,0,0,1,0,1,0,1,1,0,1,0,1,1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anneal.arff</text:p>
          </table:table-cell>
          <table:table-cell table:style-name="ce5" office:value-type="percentage" office:value="0.991091" calcext:value-type="percentage">
            <text:p>99.11%</text:p>
          </table:table-cell>
          <table:table-cell table:style-name="ce9" office:value-type="float" office:value="19761" calcext:value-type="float">
            <text:p>19761</text:p>
          </table:table-cell>
          <table:table-cell table:style-name="ce9" office:value-type="float" office:value="450" calcext:value-type="float">
            <text:p>450</text:p>
          </table:table-cell>
          <table:table-cell table:style-name="ce12" office:value-type="string" calcext:value-type="string">
            <text:p>[1,0,1,1,1,1,0,0,1,1,0,1,1,0,1,0,0,0,1,0,1,1,0,0,0,0,0,1,0,1,0,0,0,0,1,1,0,0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arrhythmia.arff</text:p>
          </table:table-cell>
          <table:table-cell table:style-name="ce5" office:value-type="percentage" office:value="0.650442" calcext:value-type="percentage">
            <text:p>65.04%</text:p>
          </table:table-cell>
          <table:table-cell table:style-name="ce9" office:value-type="float" office:value="31399" calcext:value-type="float">
            <text:p>31399</text:p>
          </table:table-cell>
          <table:table-cell table:style-name="ce9" office:value-type="float" office:value="250" calcext:value-type="float">
            <text:p>250</text:p>
          </table:table-cell>
          <table:table-cell table:style-name="ce12" office:value-type="string" calcext:value-type="string">
            <text:p>[1,0,1,0,1,1,0,1,0,1,1,0,0,1,1,0,1,1,1,1,1,0,1,1,0,0,1,1,0,0,1,0,0,1,1,1,0,0,0,1,1,0,0,1,0,1,1,1,1,0,1,1,0,0,0,0,0,1,1,0,0,1,0,1,0,0,0,0,0,1,0,1,1,0,1,0,0,1,0,0,1,0,0,0,1,1,1,1,0,1,1,1,1,0,0,0,0,0,0,0,1,0,0,1,0,1,1,1,1,1,0,1,1,0,1,1,1,0,1,1,1,1,0,0,1,1,0,0,1,1,0,0,1,0,0,1,1,0,1,1,1,0,1,1,1,1,1,0,1,0,0,1,0,0,0,1,0,1,0,0,0,0,0,0,0,1,1,0,0,1,1,1,0,1,1,1,1,0,0,1,1,0,0,0,0,1,1,0,1,0,0,0,1,1,1,0,1,1,0,0,0,1,0,0,1,0,1,1,1,0,1,1,0,1,0,0,1,0,0,1,0,1,0,0,1,1,0,1,1,0,0,0,1,0,1,0,0,1,0,0,1,0,0,0,0,1,0,1,0,1,0,0,1,0,0,0,0,0,0,0,1,1,1,1,1,0,1,0,1,1,0,0,0,1,0,1,1,1,1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audiology.arff</text:p>
          </table:table-cell>
          <table:table-cell table:style-name="ce5" office:value-type="percentage" office:value="0.778761" calcext:value-type="percentage">
            <text:p>77.88%</text:p>
          </table:table-cell>
          <table:table-cell table:style-name="ce9" office:value-type="float" office:value="4512" calcext:value-type="float">
            <text:p>4512</text:p>
          </table:table-cell>
          <table:table-cell table:style-name="ce9" office:value-type="float" office:value="500" calcext:value-type="float">
            <text:p>500</text:p>
          </table:table-cell>
          <table:table-cell table:style-name="ce12" office:value-type="string" calcext:value-type="string">
            <text:p>[1,1,0,0,0,1,0,1,0,0,1,0,1,1,1,0,1,0,0,0,1,0,0,0,0,0,0,1,0,1,0,0,0,0,0,0,0,1,1,1,0,0,0,1,0,0,0,0,0,0,0,0,0,0,1,0,1,0,1,0,0,0,0,0,1,1,0,1,0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backache.arff</text:p>
          </table:table-cell>
          <table:table-cell table:style-name="ce5" office:value-type="percentage" office:value="0.916666" calcext:value-type="percentage">
            <text:p>91.67%</text:p>
          </table:table-cell>
          <table:table-cell table:style-name="ce9" office:value-type="float" office:value="2309" calcext:value-type="float">
            <text:p>2309</text:p>
          </table:table-cell>
          <table:table-cell table:style-name="ce9" office:value-type="float" office:value="380" calcext:value-type="float">
            <text:p>380</text:p>
          </table:table-cell>
          <table:table-cell table:style-name="ce12" office:value-type="string" calcext:value-type="string">
            <text:p>[1,0,0,1,0,0,0,1,0,1,0,1,0,1,0,0,1,0,1,0,0,1,0,1,0,0,1,0,0,1,1,1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cjs.arff</text:p>
          </table:table-cell>
          <table:table-cell table:style-name="ce5" office:value-type="percentage" office:value="0.768518" calcext:value-type="percentage">
            <text:p>76.85%</text:p>
          </table:table-cell>
          <table:table-cell table:style-name="ce9" office:value-type="float" office:value="6468" calcext:value-type="float">
            <text:p>6468</text:p>
          </table:table-cell>
          <table:table-cell table:style-name="ce9" office:value-type="float" office:value="240" calcext:value-type="float">
            <text:p>240</text:p>
          </table:table-cell>
          <table:table-cell table:style-name="ce12" office:value-type="string" calcext:value-type="string">
            <text:p>[1,1,0,0,0,0,0,1,0,1,1,1,1,0,1,0,1,1,0,0,1,1,0,0,0,0,1,1,0,1,0,1,1,0,1,0,1,1,0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cylinder-bands.arff</text:p>
          </table:table-cell>
          <table:table-cell table:style-name="ce5" office:value-type="percentage" office:value="0.764814" calcext:value-type="percentage">
            <text:p>76.48%</text:p>
          </table:table-cell>
          <table:table-cell table:style-name="ce9" office:value-type="float" office:value="10660" calcext:value-type="float">
            <text:p>10660</text:p>
          </table:table-cell>
          <table:table-cell table:style-name="ce9" office:value-type="float" office:value="380" calcext:value-type="float">
            <text:p>380</text:p>
          </table:table-cell>
          <table:table-cell table:style-name="ce12" office:value-type="string" calcext:value-type="string">
            <text:p>[1,1,0,1,0,1,0,1,1,1,1,0,0,0,1,1,1,1,0,1,0,1,1,0,1,1,1,0,0,1,0,0,1,0,0,0,1,0,0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dermatology.arff</text:p>
          </table:table-cell>
          <table:table-cell table:style-name="ce5" office:value-type="percentage" office:value="0.983606" calcext:value-type="percentage">
            <text:p>98.36%</text:p>
          </table:table-cell>
          <table:table-cell table:style-name="ce9" office:value-type="float" office:value="7749" calcext:value-type="float">
            <text:p>7749</text:p>
          </table:table-cell>
          <table:table-cell table:style-name="ce9" office:value-type="float" office:value="360" calcext:value-type="float">
            <text:p>360</text:p>
          </table:table-cell>
          <table:table-cell table:style-name="ce12" office:value-type="string" calcext:value-type="string">
            <text:p>[0,1,0,0,1,1,1,1,1,0,1,1,0,1,1,1,0,1,1,1,1,1,0,1,1,1,0,1,0,1,1,0,1,0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ionosphere.arff</text:p>
          </table:table-cell>
          <table:table-cell table:style-name="ce5" office:value-type="percentage" office:value="0.928774" calcext:value-type="percentage">
            <text:p>92.88%</text:p>
          </table:table-cell>
          <table:table-cell table:style-name="ce9" office:value-type="float" office:value="4509" calcext:value-type="float">
            <text:p>4509</text:p>
          </table:table-cell>
          <table:table-cell table:style-name="ce9" office:value-type="float" office:value="370" calcext:value-type="float">
            <text:p>370</text:p>
          </table:table-cell>
          <table:table-cell table:style-name="ce12" office:value-type="string" calcext:value-type="string">
            <text:p>[1,0,0,0,1,0,1,1,1,1,0,1,1,0,0,0,0,0,0,0,0,0,0,1,0,0,0,0,0,1,0,0,0,0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r-vs-kp.arff</text:p>
          </table:table-cell>
          <table:table-cell table:style-name="ce5" office:value-type="percentage" office:value="0.97152" calcext:value-type="percentage">
            <text:p>97.15%</text:p>
          </table:table-cell>
          <table:table-cell table:style-name="ce9" office:value-type="float" office:value="122100" calcext:value-type="float">
            <text:p>122100</text:p>
          </table:table-cell>
          <table:table-cell table:style-name="ce9" office:value-type="float" office:value="170" calcext:value-type="float">
            <text:p>170</text:p>
          </table:table-cell>
          <table:table-cell table:style-name="ce12" office:value-type="string" calcext:value-type="string">
            <text:p>[1,0,0,0,1,1,0,1,0,1,1,1,1,0,1,0,1,1,1,1,1,0,0,0,1,0,0,1,1,1,1,0,1,1,1,0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lung-cancer.arff</text:p>
          </table:table-cell>
          <table:table-cell table:style-name="ce5" office:value-type="percentage" office:value="0.8125" calcext:value-type="percentage">
            <text:p>81.25%</text:p>
          </table:table-cell>
          <table:table-cell table:style-name="ce9" office:value-type="float" office:value="983" calcext:value-type="float">
            <text:p>983</text:p>
          </table:table-cell>
          <table:table-cell table:style-name="ce9" office:value-type="float" office:value="370" calcext:value-type="float">
            <text:p>370</text:p>
          </table:table-cell>
          <table:table-cell table:style-name="ce12" office:value-type="string" calcext:value-type="string">
            <text:p>[1,1,1,0,0,1,0,0,1,1,0,0,0,0,0,1,0,0,1,1,0,0,1,0,1,0,1,1,0,1,0,0,0,1,1,0,0,1,0,1,0,1,0,0,0,1,1,0,1,0,0,1,1,0,0,1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mfeat-factors.arff</text:p>
          </table:table-cell>
          <table:table-cell table:style-name="ce5" office:value-type="percentage" office:value="0.969" calcext:value-type="percentage">
            <text:p>96.90%</text:p>
          </table:table-cell>
          <table:table-cell table:style-name="ce9" office:value-type="float" office:value="103245" calcext:value-type="float">
            <text:p>103245</text:p>
          </table:table-cell>
          <table:table-cell table:style-name="ce9" office:value-type="float" office:value="100" calcext:value-type="float">
            <text:p>100</text:p>
          </table:table-cell>
          <table:table-cell table:style-name="ce12" office:value-type="string" calcext:value-type="string">
            <text:p>[1,1,0,0,1,0,0,1,0,0,1,1,1,1,0,0,0,1,0,1,0,1,1,1,0,1,0,1,0,1,0,1,1,1,1,0,0,0,0,0,1,1,1,1,1,1,0,1,1,0,1,0,0,1,0,0,0,0,0,0,0,0,0,0,0,0,1,1,0,0,1,1,0,1,0,0,1,1,1,1,0,1,0,1,1,1,0,0,1,1,0,1,1,1,1,1,0,1,1,0,1,0,0,0,0,0,1,1,1,1,0,1,1,1,1,0,0,1,1,0,0,1,0,0,1,0,1,0,0,1,1,0,0,1,0,0,0,1,0,1,1,0,1,1,0,0,0,0,0,1,0,1,1,0,0,0,0,1,0,1,0,1,0,1,1,1,1,0,0,1,1,0,1,1,0,1,0,1,0,0,1,1,1,1,0,1,0,1,1,1,1,0,0,1,1,1,1,0,1,0,1,1,0,1,0,0,0,0,1,0,0,1,0,1,0,1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mfeat-fourier.arff</text:p>
          </table:table-cell>
          <table:table-cell table:style-name="ce5" office:value-type="percentage" office:value="0.8495" calcext:value-type="percentage">
            <text:p>84.95%</text:p>
          </table:table-cell>
          <table:table-cell table:style-name="ce9" office:value-type="float" office:value="233216" calcext:value-type="float">
            <text:p>233216</text:p>
          </table:table-cell>
          <table:table-cell table:style-name="ce9" office:value-type="float" office:value="330" calcext:value-type="float">
            <text:p>330</text:p>
          </table:table-cell>
          <table:table-cell table:style-name="ce12" office:value-type="string" calcext:value-type="string">
            <text:p>[0,1,1,1,1,1,1,1,1,1,1,1,1,1,1,0,1,1,0,0,0,1,0,1,0,0,0,1,0,0,0,0,0,1,0,0,1,1,0,1,1,0,1,1,0,1,1,1,0,0,1,0,0,1,0,0,0,1,1,0,1,0,0,1,0,1,1,0,1,1,1,1,1,1,1,1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mfeat-karhunen.arff</text:p>
          </table:table-cell>
          <table:table-cell table:style-name="ce5" office:value-type="percentage" office:value="0.96" calcext:value-type="percentage">
            <text:p>96.00%</text:p>
          </table:table-cell>
          <table:table-cell table:style-name="ce9" office:value-type="float" office:value="35987" calcext:value-type="float">
            <text:p>35987</text:p>
          </table:table-cell>
          <table:table-cell table:style-name="ce9" office:value-type="float" office:value="70" calcext:value-type="float">
            <text:p>70</text:p>
          </table:table-cell>
          <table:table-cell table:style-name="ce12" office:value-type="string" calcext:value-type="string">
            <text:p>[1,1,1,0,1,1,1,0,1,1,0,0,1,1,0,0,0,0,1,1,1,0,1,1,0,1,1,1,0,1,1,1,0,0,0,1,0,1,0,0,1,0,1,0,1,0,1,1,0,1,0,1,1,0,0,0,0,1,0,0,0,1,1,0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mfeat-pixel.arff</text:p>
          </table:table-cell>
          <table:table-cell table:style-name="ce5" office:value-type="percentage" office:value="0.9655" calcext:value-type="percentage">
            <text:p>96.55%</text:p>
          </table:table-cell>
          <table:table-cell table:style-name="ce9" office:value-type="float" office:value="283651" calcext:value-type="float">
            <text:p>283651</text:p>
          </table:table-cell>
          <table:table-cell table:style-name="ce9" office:value-type="float" office:value="90" calcext:value-type="float">
            <text:p>90</text:p>
          </table:table-cell>
          <table:table-cell table:style-name="ce12" office:value-type="string" calcext:value-type="string">
            <text:p>[1,0,1,0,1,1,1,0,0,1,0,1,0,1,0,0,1,1,0,1,1,1,1,1,1,0,1,1,1,1,0,0,0,0,0,1,0,0,0,1,1,0,1,0,1,1,0,0,1,1,0,1,1,1,1,1,0,0,1,0,0,0,1,1,0,0,1,1,0,1,1,0,1,0,0,1,0,0,1,0,1,0,1,0,0,1,0,0,1,0,0,1,0,1,0,1,0,1,0,1,1,0,1,0,0,1,0,1,0,1,1,1,1,1,1,1,0,1,0,0,0,1,0,0,1,1,0,1,1,0,0,0,1,1,1,1,0,0,0,1,1,1,0,1,1,0,1,0,0,0,0,0,1,0,0,1,1,1,1,1,0,1,0,0,1,1,1,0,0,0,1,0,1,0,0,0,1,0,0,0,1,1,1,1,1,0,0,1,0,1,0,1,0,0,0,1,0,1,1,1,0,0,1,1,0,1,0,1,0,0,0,1,0,1,1,1,0,0,0,0,1,0,0,0,1,1,0,1,0,0,1,0,0,0,0,1,1,1,1,1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mfeat-zernike.arff</text:p>
          </table:table-cell>
          <table:table-cell table:style-name="ce5" office:value-type="percentage" office:value="0.8155" calcext:value-type="percentage">
            <text:p>81.55%</text:p>
          </table:table-cell>
          <table:table-cell table:style-name="ce9" office:value-type="float" office:value="65926" calcext:value-type="float">
            <text:p>65926</text:p>
          </table:table-cell>
          <table:table-cell table:style-name="ce9" office:value-type="float" office:value="160" calcext:value-type="float">
            <text:p>160</text:p>
          </table:table-cell>
          <table:table-cell table:style-name="ce12" office:value-type="string" calcext:value-type="string">
            <text:p>[0,1,1,0,1,1,0,1,0,0,0,1,1,1,1,1,1,1,1,0,1,1,1,1,0,0,1,1,1,0,1,0,1,1,1,0,1,0,1,1,0,1,1,0,0,1,0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molecular-biology_promoters.arff</text:p>
          </table:table-cell>
          <table:table-cell table:style-name="ce5" office:value-type="percentage" office:value="0.91509" calcext:value-type="percentage">
            <text:p>91.51%</text:p>
          </table:table-cell>
          <table:table-cell table:style-name="ce9" office:value-type="float" office:value="3120" calcext:value-type="float">
            <text:p>3120</text:p>
          </table:table-cell>
          <table:table-cell table:style-name="ce9" office:value-type="float" office:value="450" calcext:value-type="float">
            <text:p>450</text:p>
          </table:table-cell>
          <table:table-cell table:style-name="ce12" office:value-type="string" calcext:value-type="string">
            <text:p>[0,0,1,0,0,0,1,0,0,0,1,1,0,1,0,1,0,1,1,1,1,1,1,1,0,1,1,1,0,0,1,1,1,1,1,0,0,1,1,1,1,1,1,0,1,1,1,0,1,1,0,0,0,1,1,1,1,0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optdigits.arff</text:p>
          </table:table-cell>
          <table:table-cell table:style-name="ce5" office:value-type="percentage" office:value="0.9879" calcext:value-type="percentage">
            <text:p>98.79%</text:p>
          </table:table-cell>
          <table:table-cell table:style-name="ce9" office:value-type="float" office:value="846736" calcext:value-type="float">
            <text:p>846736</text:p>
          </table:table-cell>
          <table:table-cell table:style-name="ce9" office:value-type="float" office:value="250" calcext:value-type="float">
            <text:p>250</text:p>
          </table:table-cell>
          <table:table-cell table:style-name="ce12" office:value-type="string" calcext:value-type="string">
            <text:p>[1,1,0,1,1,1,0,0,1,0,1,1,1,1,1,1,1,0,1,1,1,1,0,0,1,1,1,1,1,1,1,0,1,1,1,1,1,1,0,0,1,1,1,1,0,1,0,0,1,0,1,1,1,1,1,0,1,0,1,1,1,0,0,0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sonar.arff</text:p>
          </table:table-cell>
          <table:table-cell table:style-name="ce6" office:value-type="percentage" office:value="0.92788" calcext:value-type="percentage">
            <text:p>92.79%</text:p>
          </table:table-cell>
          <table:table-cell table:style-name="ce9" office:value-type="float" office:value="3792" calcext:value-type="float">
            <text:p>3792</text:p>
          </table:table-cell>
          <table:table-cell table:style-name="ce9" office:value-type="float" office:value="380" calcext:value-type="float">
            <text:p>380</text:p>
          </table:table-cell>
          <table:table-cell table:style-name="ce12" office:value-type="string" calcext:value-type="string">
            <text:p>[1,0,1,1,0,1,0,0,1,1,1,1,1,0,1,1,0,0,0,0,0,0,1,0,1,1,0,1,0,1,1,0,1,0,0,1,0,0,0,1,0,0,0,1,1,0,0,0,0,0,1,1,0,1,1,1,1,0,0,1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soybean.arff</text:p>
          </table:table-cell>
          <table:table-cell table:style-name="ce5" office:value-type="percentage" office:value="0.947291" calcext:value-type="percentage">
            <text:p>94.73%</text:p>
          </table:table-cell>
          <table:table-cell table:style-name="ce9" office:value-type="float" office:value="17741" calcext:value-type="float">
            <text:p>17741</text:p>
          </table:table-cell>
          <table:table-cell table:style-name="ce9" office:value-type="float" office:value="400" calcext:value-type="float">
            <text:p>400</text:p>
          </table:table-cell>
          <table:table-cell table:style-name="ce12" office:value-type="string" calcext:value-type="string">
            <text:p>[1,1,1,0,1,0,0,1,0,0,0,1,1,1,1,0,1,1,1,0,1,1,0,1,1,1,1,1,1,1,1,1,0,1,1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spambase.arff</text:p>
          </table:table-cell>
          <table:table-cell table:style-name="ce5" office:value-type="percentage" office:value="0.921321" calcext:value-type="percentage">
            <text:p>92.13%</text:p>
          </table:table-cell>
          <table:table-cell table:style-name="ce9" office:value-type="float" office:value="304636" calcext:value-type="float">
            <text:p>304636</text:p>
          </table:table-cell>
          <table:table-cell table:style-name="ce9" office:value-type="float" office:value="200" calcext:value-type="float">
            <text:p>200</text:p>
          </table:table-cell>
          <table:table-cell table:style-name="ce12" office:value-type="string" calcext:value-type="string">
            <text:p>[0,1,0,0,1,0,1,0,1,1,0,0,0,0,0,1,1,0,1,1,0,1,1,0,1,1,1,1,0,0,0,1,1,0,0,0,0,1,1,0,1,1,0,1,0,1,1,0,1,1,0,1,1,1,1,1,0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spectrometer.arff</text:p>
          </table:table-cell>
          <table:table-cell table:style-name="ce5" office:value-type="percentage" office:value="0.570621" calcext:value-type="percentage">
            <text:p>57.06%</text:p>
          </table:table-cell>
          <table:table-cell table:style-name="ce9" office:value-type="float" office:value="16435" calcext:value-type="float">
            <text:p>16435</text:p>
          </table:table-cell>
          <table:table-cell table:style-name="ce9" office:value-type="float" office:value="450" calcext:value-type="float">
            <text:p>450</text:p>
          </table:table-cell>
          <table:table-cell table:style-name="ce12" office:value-type="string" calcext:value-type="string">
            <text:p>[1,0,0,0,0,0,0,0,0,1,1,1,1,1,0,1,0,0,0,1,1,1,1,1,1,1,1,1,0,0,0,0,1,1,0,1,1,0,1,0,1,0,0,0,1,0,1,1,1,0,1,1,1,0,1,1,0,1,1,1,0,1,0,0,0,0,0,0,0,1,0,0,1,1,1,0,1,0,0,1,0,0,0,0,0,1,0,1,1,0,0,0,1,1,0,0,0,1,0,0,0,0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splice.arff</text:p>
          </table:table-cell>
          <table:table-cell table:style-name="ce5" office:value-type="percentage" office:value="0.826332" calcext:value-type="percentage">
            <text:p>82.63%</text:p>
          </table:table-cell>
          <table:table-cell table:style-name="ce9" office:value-type="float" office:value="602970" calcext:value-type="float">
            <text:p>602970</text:p>
          </table:table-cell>
          <table:table-cell table:style-name="ce9" office:value-type="float" office:value="230" calcext:value-type="float">
            <text:p>230</text:p>
          </table:table-cell>
          <table:table-cell table:style-name="ce12" office:value-type="string" calcext:value-type="string">
            <text:p>[0,0,0,0,0,0,0,0,1,0,0,0,0,1,0,0,0,1,1,0,1,0,1,1,1,1,0,0,1,1,1,1,1,1,0,1,0,0,0,0,0,0,0,1,1,1,1,1,1,0,0,0,0,0,0,0,0,0,0,1,1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sponge.arff</text:p>
          </table:table-cell>
          <table:table-cell table:style-name="ce5" office:value-type="percentage" office:value="0.947368" calcext:value-type="percentage">
            <text:p>94.74%</text:p>
          </table:table-cell>
          <table:table-cell table:style-name="ce9" office:value-type="float" office:value="778" calcext:value-type="float">
            <text:p>778</text:p>
          </table:table-cell>
          <table:table-cell table:style-name="ce9" office:value-type="float" office:value="130" calcext:value-type="float">
            <text:p>130</text:p>
          </table:table-cell>
          <table:table-cell table:style-name="ce12" office:value-type="string" calcext:value-type="string">
            <text:p>[0,0,1,1,1,1,0,1,1,1,0,0,1,0,1,1,1,1,1,1,1,0,1,1,1,1,0,1,0,1,0,1,1,1,1,0,0,1,0,1,0,0,0,0,1]</text:p>
          </table:table-cell>
          <table:table-cell table:style-name="ce15" table:number-columns-repeated="21"/>
          <table:table-cell table:number-columns-repeated="998"/>
        </table:table-row>
        <table:table-row table:style-name="ro2">
          <table:table-cell table:style-name="ce3" office:value-type="string" calcext:value-type="string">
            <text:p>waveform-5000.arff</text:p>
          </table:table-cell>
          <table:table-cell table:style-name="ce7" office:value-type="percentage" office:value="0.82" calcext:value-type="percentage">
            <text:p>82.00%</text:p>
          </table:table-cell>
          <table:table-cell table:style-name="ce10" office:value-type="float" office:value="696473" calcext:value-type="float">
            <text:p>696473</text:p>
          </table:table-cell>
          <table:table-cell table:style-name="ce10" office:value-type="float" office:value="250" calcext:value-type="float">
            <text:p>250</text:p>
          </table:table-cell>
          <table:table-cell table:style-name="ce13" office:value-type="string" calcext:value-type="string">
            <text:p>[1,0,0,1,1,1,1,1,1,1,1,1,1,1,1,1,1,1,1,0,1,0,0,1,0,0,0,1,0,1,1,0,0,0,0,0,0,0,1,0]</text:p>
          </table:table-cell>
          <table:table-cell table:style-name="ce15" table:number-columns-repeated="21"/>
          <table:table-cell table:number-columns-repeated="998"/>
        </table:table-row>
        <table:table-row table:style-name="ro2" table:number-rows-repeated="974">
          <table:table-cell/>
          <table:table-cell table:style-name="ce8" table:number-columns-repeated="3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" meta:object-count="0"/>
    <meta:generator>LibreOfficeDev/5.1.0.3$Linux_X86_64 LibreOffice_project/</meta:generator>
  </office:meta>
</office:document-meta>
</file>